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92">
            <text:p>192</text:p>
          </table:table-cell>
          <table:table-cell table:style-name="ce23" office:value-type="float" office:value="33">
            <text:p>3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225">
            <text:p>225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37">
            <text:p>737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14">
            <text:p>2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0">
            <text:p>22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14">
            <text:p>1214</text:p>
          </table:table-cell>
          <table:table-cell table:style-name="ce23" office:value-type="float" office:value="120">
            <text:p>12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80">
            <text:p>1780</text:p>
          </table:table-cell>
          <table:table-cell table:style-name="ce23" office:value-type="float" office:value="157">
            <text:p>1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2517">
            <text:p>2517</text:p>
          </table:table-cell>
          <table:table-cell table:style-name="ce23" office:value-type="float" office:value="223">
            <text:p>223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